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adornments="Bold" style:font-pitch="fixed"/>
    <style:font-face style:name="Ubuntu" svg:font-family="Ubuntu" style:font-adornments="Regular" style:font-pitch="variable"/>
    <style:font-face style:name="Ubuntu Mono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-color="#00ff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cm" svg:stroke-color="#000000" draw:fill="solid" draw:fill-color="#ff0000" draw:textarea-horizontal-align="justify" draw:textarea-vertical-align="middle" draw:auto-grow-height="false" fo:min-height="0.004cm" fo:min-width="0cm"/>
    </style:style>
    <style:style style:name="gr5" style:family="graphic" style:parent-style-name="standard">
      <style:graphic-properties svg:stroke-width="0cm" svg:stroke-color="#000000" draw:fill="solid" draw:fill-color="#00ff00" draw:textarea-horizontal-align="justify" draw:textarea-vertical-align="middle" draw:auto-grow-height="false" fo:min-height="0.004cm" fo:min-width="0cm"/>
    </style:style>
    <style:style style:name="gr6" style:family="graphic" style:parent-style-name="standard">
      <style:graphic-properties svg:stroke-width="0cm" svg:stroke-color="#000000" draw:fill="solid" draw:fill-color="#0000ff" draw:textarea-horizontal-align="justify" draw:textarea-vertical-align="middle" draw:auto-grow-height="false" fo:min-height="0.004cm" fo:min-width="0cm"/>
    </style:style>
    <style:style style:name="gr7" style:family="graphic" style:parent-style-name="standard">
      <style:graphic-properties svg:stroke-width="0cm" svg:stroke-color="#000000" draw:marker-start-width="0.355cm" draw:marker-end-width="0.355cm" draw:fill="non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8" style:family="graphic" style:parent-style-name="standard">
      <style:graphic-properties svg:stroke-width="0.051cm" svg:stroke-color="#ff0000" draw:marker-start-width="0.276cm" draw:marker-end-width="0.276cm" draw:fill="solid" draw:fill-color="#ffffff" draw:textarea-horizontal-align="justify" draw:textarea-vertical-align="middle" draw:auto-grow-height="false" fo:min-height="0.184cm" fo:min-width="0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ff00" draw:marker-start-width="0.276cm" draw:marker-end-width="0.276cm" draw:fill="solid" draw:fill-color="#ffffff" draw:textarea-horizontal-align="justify" draw:textarea-vertical-align="middle" draw:auto-grow-height="false" fo:min-height="0.184cm" fo:min-width="0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.184cm" fo:min-width="0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0.64cm"/>
    </style:style>
    <style:style style:name="gr12" style:family="graphic" style:parent-style-name="standard">
      <style:graphic-properties draw:stroke="none" svg:stroke-color="#000000" draw:fill="none" draw:fill-color="#ffffff" fo:min-height="0.331cm"/>
    </style:style>
    <style:style style:name="gr13" style:family="graphic" style:parent-style-name="objectwithoutfill">
      <style:graphic-properties svg:stroke-color="#ff0000" draw:fill="none" draw:textarea-vertical-align="middle"/>
    </style:style>
    <style:style style:name="gr14" style:family="graphic" style:parent-style-name="objectwithoutfill">
      <style:graphic-properties svg:stroke-color="#0000ff" draw:fill="none" draw:textarea-vertical-align="middle"/>
    </style:style>
    <style:style style:name="gr15" style:family="graphic" style:parent-style-name="objectwithoutfill">
      <style:graphic-properties svg:stroke-color="#00ff00" draw:fill="none" draw:textarea-vertical-align="middle"/>
    </style:style>
    <style:style style:name="gr16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893cm" fo:min-width="0cm"/>
    </style:style>
    <style:style style:name="gr17" style:family="graphic" style:parent-style-name="standard">
      <style:graphic-properties svg:stroke-color="#000000" draw:fill="solid" draw:fill-color="#00ff00" draw:textarea-horizontal-align="justify" draw:textarea-vertical-align="middle" draw:auto-grow-height="false" fo:min-height="0.893cm" fo:min-width="0cm"/>
    </style:style>
    <style:style style:name="gr18" style:family="graphic" style:parent-style-name="standard">
      <style:graphic-properties svg:stroke-color="#000000" draw:fill="solid" draw:fill-color="#0000ff" draw:textarea-horizontal-align="justify" draw:textarea-vertical-align="middle" draw:auto-grow-height="false" fo:min-height="0.893cm" fo:min-width="0cm"/>
    </style:style>
    <style:style style:name="gr19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0.843cm" fo:min-width="0.593cm" fo:padding-top="0.15cm" fo:padding-bottom="0.15cm" fo:padding-left="0.275cm" fo:padding-right="0.275cm"/>
    </style:style>
    <style:style style:name="gr20" style:family="graphic" style:parent-style-name="standard">
      <style:graphic-properties svg:stroke-width="0cm" svg:stroke-color="#000000" draw:marker-start-width="0.355cm" draw:marker-end-width="0.355cm" draw:fill="none" draw:textarea-horizontal-align="justify" draw:textarea-vertical-align="middle" draw:auto-grow-height="false" fo:min-height="0.004cm" fo:min-width="0cm" fo:padding-top="0.125cm" fo:padding-bottom="0.125cm" fo:padding-left="0.25cm" fo:padding-right="0.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fo:min-height="0.258cm"/>
    </style:style>
    <style:style style:name="P1" style:family="paragraph">
      <loext:graphic-properties draw:fill-color="#0000ff"/>
      <style:paragraph-properties fo:text-align="center"/>
    </style:style>
    <style:style style:name="P2" style:family="paragraph">
      <loext:graphic-properties draw:fill-color="#00ff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solid" draw:fill-color="#00ff00"/>
      <style:paragraph-properties fo:text-align="center"/>
    </style:style>
    <style:style style:name="P6" style:family="paragraph">
      <loext:graphic-properties draw:fill="solid" draw:fill-color="#0000f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  <style:text-properties style:font-name="Ubuntu Mono" fo:font-size="12pt" style:font-size-asian="18pt" style:font-size-complex="18pt"/>
    </style:style>
    <style:style style:name="P9" style:family="paragraph">
      <style:text-properties fo:color="#8414d1" style:font-name="Ubuntu Mono1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text-properties fo:color="#8414d1" style:font-name="Ubuntu Mono1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ffffff"/>
      <style:text-properties style:font-name="Ubuntu" fo:font-size="12pt" style:font-size-asian="18pt" style:font-size-complex="18pt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style:text-properties style:font-name="Ubuntu" fo:font-size="18pt" style:font-size-asian="18pt" style:font-size-complex="18pt"/>
    </style:style>
    <style:style style:name="P14" style:family="paragraph">
      <loext:graphic-properties draw:fill="none" draw:fill-color="#ffffff"/>
      <style:text-properties style:font-name="Ubuntu" fo:font-size="18pt" style:font-size-asian="18pt" style:font-size-complex="18pt"/>
    </style:style>
    <style:style style:name="P15" style:family="paragraph">
      <style:paragraph-properties fo:text-align="center"/>
      <style:text-properties style:font-name="Ubuntu" fo:font-size="18pt" style:font-size-asian="18pt" style:font-size-complex="18pt"/>
    </style:style>
    <style:style style:name="P16" style:family="paragraph">
      <loext:graphic-properties draw:fill="none" draw:fill-color="#ffffff"/>
      <style:paragraph-properties fo:text-align="center"/>
      <style:text-properties style:font-name="Ubuntu" fo:font-size="18pt" style:font-size-asian="18pt" style:font-size-complex="18pt"/>
    </style:style>
    <style:style style:name="T1" style:family="text">
      <style:text-properties style:font-name="Ubuntu Mono" fo:font-size="12pt" style:font-size-asian="18pt" style:font-size-complex="18pt"/>
    </style:style>
    <style:style style:name="T2" style:family="text">
      <style:text-properties fo:color="#000000" style:font-name="Ubuntu Mono1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8414d1" style:font-name="Ubuntu Mono1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840000" style:font-name="Ubuntu Mono1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000000" style:text-outline="true" style:font-name="Ubuntu Mono1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001400" style:font-name="Ubuntu Mono1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0000d1" style:font-name="Ubuntu Mono1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Ubuntu" fo:font-size="12pt" style:font-size-asian="18pt" style:font-size-complex="18pt"/>
    </style:style>
    <style:style style:name="T9" style:family="text">
      <style:text-properties style:font-name="Ubuntu" fo:font-size="18pt" fo:font-style="italic" style:font-size-asian="18pt" style:font-style-asian="italic" style:font-size-complex="18pt" style:font-style-complex="italic"/>
    </style:style>
    <style:style style:name="T10" style:family="text">
      <style:text-properties style:font-name="Ubuntu" fo:font-size="18pt" style:font-size-asian="18pt" style:font-size-complex="18pt"/>
    </style:style>
    <style:style style:name="T11" style:family="text">
      <style:text-properties style:font-name="Ubuntu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384cm" svg:height="0.19cm" draw:transform="skewX (-1.04964101214939) translate (5.953cm 17.92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1cm" svg:height="0.19cm" draw:transform="skewX (-1.04964101214939) translate (6.337cm 17.92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4cm" svg:height="0.191cm" draw:transform="skewX (-1.0461503536454) translate (6.284cm 18.11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2cm" svg:height="0.191cm" draw:transform="skewX (-1.0461503536454) translate (6.668cm 18.11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2cm" svg:height="0.19cm" draw:transform="skewX (-1.05103727555099) translate (6.72cm 17.92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4cm" svg:height="0.19cm" draw:transform="skewX (-1.04964101214939) translate (7.102cm 17.92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1cm" svg:height="0.191cm" draw:transform="skewX (-1.04475409024381) translate (7.052cm 18.11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4cm" svg:height="0.191cm" draw:transform="skewX (-1.0461503536454) translate (7.433cm 18.11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4cm" svg:height="0.193cm" draw:transform="skewX (-1.0454522219446) translate (6.614cm 18.30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1cm" svg:height="0.193cm" draw:transform="skewX (-1.0454522219446) translate (6.998cm 18.30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4cm" svg:height="0.191cm" draw:transform="skewX (-1.04876834752339) translate (6.947cm 18.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2cm" svg:height="0.191cm" draw:transform="skewX (-1.0473720841218) translate (7.331cm 18.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2cm" svg:height="0.193cm" draw:transform="skewX (-1.0468484853462) translate (7.381cm 18.30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4cm" svg:height="0.193cm" draw:transform="skewX (-1.0454522219446) translate (7.763cm 18.30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1cm" svg:height="0.191cm" draw:transform="skewX (-1.0473720841218) translate (7.715cm 18.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4cm" svg:height="0.191cm" draw:transform="skewX (-1.04876834752339) translate (8.096cm 18.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3cm" svg:height="0.19cm" draw:transform="skewX (-1.04964101214939) translate (7.484cm 17.92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2cm" svg:height="0.19cm" draw:transform="skewX (-1.05103727555099) translate (7.867cm 17.92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4cm" svg:height="0.191cm" draw:transform="skewX (-1.0461503536454) translate (7.815cm 18.11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1cm" svg:height="0.191cm" draw:transform="skewX (-1.04475409024381) translate (8.199cm 18.11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2cm" svg:height="0.19cm" draw:transform="skewX (-1.05103727555099) translate (8.251cm 17.92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3cm" svg:height="0.19cm" draw:transform="skewX (-1.04964101214939) translate (8.633cm 17.92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1cm" svg:height="0.191cm" draw:transform="skewX (-1.04475409024381) translate (8.583cm 18.11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4cm" svg:height="0.191cm" draw:transform="skewX (-1.0461503536454) translate (8.964cm 18.11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3cm" svg:height="0.193cm" draw:transform="skewX (-1.0454522219446) translate (8.145cm 18.30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2cm" svg:height="0.193cm" draw:transform="skewX (-1.0468484853462) translate (8.528cm 18.30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4cm" svg:height="0.191cm" draw:transform="skewX (-1.0473720841218) translate (8.478cm 18.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1cm" svg:height="0.191cm" draw:transform="skewX (-1.0473720841218) translate (8.862cm 18.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2cm" svg:height="0.193cm" draw:transform="skewX (-1.0454522219446) translate (8.912cm 18.30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3cm" svg:height="0.193cm" draw:transform="skewX (-1.0454522219446) translate (9.294cm 18.30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2cm" svg:height="0.191cm" draw:transform="skewX (-1.04876834752339) translate (9.245cm 18.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4cm" svg:height="0.191cm" draw:transform="skewX (-1.04876834752339) translate (9.627cm 18.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3cm" svg:height="0.191cm" draw:transform="skewX (-1.04475409024381) translate (7.279cm 18.69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2cm" svg:height="0.191cm" draw:transform="skewX (-1.0461503536454) translate (7.662cm 18.69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4cm" svg:height="0.191cm" draw:transform="skewX (-1.04876834752339) translate (7.608cm 18.88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2cm" svg:height="0.191cm" draw:transform="skewX (-1.0473720841218) translate (7.992cm 18.88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2cm" svg:height="0.191cm" draw:transform="skewX (-1.0461503536454) translate (8.046cm 18.69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4cm" svg:height="0.191cm" draw:transform="skewX (-1.04475409024381) translate (8.428cm 18.69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1cm" svg:height="0.191cm" draw:transform="skewX (-1.0473720841218) translate (8.376cm 18.88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4cm" svg:height="0.191cm" draw:transform="skewX (-1.04876834752339) translate (8.757cm 18.88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3cm" svg:height="0.193cm" draw:transform="skewX (-1.0454522219446) translate (7.94cm 19.073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2cm" svg:height="0.193cm" draw:transform="skewX (-1.0468484853462) translate (8.323cm 19.073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4cm" svg:height="0.19cm" draw:transform="skewX (-1.05103727555099) translate (8.273cm 19.26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1cm" svg:height="0.19cm" draw:transform="skewX (-1.04964101214939) translate (8.657cm 19.26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2cm" svg:height="0.193cm" draw:transform="skewX (-1.0468484853462) translate (8.707cm 19.073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3cm" svg:height="0.193cm" draw:transform="skewX (-1.0454522219446) translate (9.089cm 19.073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1cm" svg:height="0.19cm" draw:transform="skewX (-1.04964101214939) translate (9.041cm 19.26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4cm" svg:height="0.19cm" draw:transform="skewX (-1.05103727555099) translate (9.422cm 19.26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4cm" svg:height="0.191cm" draw:transform="skewX (-1.0461503536454) translate (8.809cm 18.69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2cm" svg:height="0.191cm" draw:transform="skewX (-1.0461503536454) translate (9.193cm 18.69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4cm" svg:height="0.191cm" draw:transform="skewX (-1.0473720841218) translate (9.139cm 18.88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1cm" svg:height="0.191cm" draw:transform="skewX (-1.0473720841218) translate (9.523cm 18.88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2cm" svg:height="0.191cm" draw:transform="skewX (-1.04475409024381) translate (9.577cm 18.69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3cm" svg:height="0.191cm" draw:transform="skewX (-1.04475409024381) translate (9.959cm 18.69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2cm" svg:height="0.191cm" draw:transform="skewX (-1.04876834752339) translate (9.906cm 18.88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4cm" svg:height="0.191cm" draw:transform="skewX (-1.0473720841218) translate (10.288cm 18.88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4cm" svg:height="0.193cm" draw:transform="skewX (-1.0468484853462) translate (9.47cm 19.073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2cm" svg:height="0.193cm" draw:transform="skewX (-1.0468484853462) translate (9.854cm 19.073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4cm" svg:height="0.19cm" draw:transform="skewX (-1.04964101214939) translate (9.804cm 19.26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1cm" svg:height="0.19cm" draw:transform="skewX (-1.04964101214939) translate (10.188cm 19.26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1cm" svg:height="0.193cm" draw:transform="skewX (-1.0454522219446) translate (10.238cm 19.073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4cm" svg:height="0.193cm" draw:transform="skewX (-1.0468484853462) translate (10.619cm 19.073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2cm" svg:height="0.19cm" draw:transform="skewX (-1.05103727555099) translate (10.571cm 19.26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4cm" svg:height="0.19cm" draw:transform="skewX (-1.04964101214939) translate (10.953cm 19.26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0.384cm" svg:height="0.19cm" draw:transform="skewX (-1.04964101214939) translate (5.953cm 17.52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1cm" svg:height="0.19cm" draw:transform="skewX (-1.04964101214939) translate (6.337cm 17.52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4cm" svg:height="0.191cm" draw:transform="skewX (-1.0461503536454) translate (6.284cm 17.71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2cm" svg:height="0.191cm" draw:transform="skewX (-1.0461503536454) translate (6.668cm 17.71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2cm" svg:height="0.19cm" draw:transform="skewX (-1.05103727555099) translate (6.72cm 17.52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4cm" svg:height="0.19cm" draw:transform="skewX (-1.04964101214939) translate (7.102cm 17.52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1cm" svg:height="0.191cm" draw:transform="skewX (-1.04475409024381) translate (7.052cm 17.71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4cm" svg:height="0.191cm" draw:transform="skewX (-1.0461503536454) translate (7.433cm 17.71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4cm" svg:height="0.193cm" draw:transform="skewX (-1.0454522219446) translate (6.614cm 17.907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1cm" svg:height="0.193cm" draw:transform="skewX (-1.0454522219446) translate (6.998cm 17.907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4cm" svg:height="0.191cm" draw:transform="skewX (-1.04876834752339) translate (6.947cm 18.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2cm" svg:height="0.191cm" draw:transform="skewX (-1.0473720841218) translate (7.331cm 18.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2cm" svg:height="0.193cm" draw:transform="skewX (-1.0468484853462) translate (7.381cm 17.907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4cm" svg:height="0.193cm" draw:transform="skewX (-1.0454522219446) translate (7.763cm 17.907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1cm" svg:height="0.191cm" draw:transform="skewX (-1.0473720841218) translate (7.715cm 18.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4cm" svg:height="0.191cm" draw:transform="skewX (-1.04876834752339) translate (8.096cm 18.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3cm" svg:height="0.19cm" draw:transform="skewX (-1.04964101214939) translate (7.484cm 17.52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2cm" svg:height="0.19cm" draw:transform="skewX (-1.05103727555099) translate (7.867cm 17.52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4cm" svg:height="0.191cm" draw:transform="skewX (-1.0461503536454) translate (7.815cm 17.71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1cm" svg:height="0.191cm" draw:transform="skewX (-1.04475409024381) translate (8.199cm 17.71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2cm" svg:height="0.19cm" draw:transform="skewX (-1.05103727555099) translate (8.251cm 17.52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3cm" svg:height="0.19cm" draw:transform="skewX (-1.04964101214939) translate (8.633cm 17.52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1cm" svg:height="0.191cm" draw:transform="skewX (-1.04475409024381) translate (8.583cm 17.71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4cm" svg:height="0.191cm" draw:transform="skewX (-1.0461503536454) translate (8.964cm 17.71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3cm" svg:height="0.193cm" draw:transform="skewX (-1.0454522219446) translate (8.145cm 17.907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2cm" svg:height="0.193cm" draw:transform="skewX (-1.0468484853462) translate (8.528cm 17.907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4cm" svg:height="0.191cm" draw:transform="skewX (-1.0473720841218) translate (8.478cm 18.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1cm" svg:height="0.191cm" draw:transform="skewX (-1.0473720841218) translate (8.862cm 18.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2cm" svg:height="0.193cm" draw:transform="skewX (-1.0454522219446) translate (8.912cm 17.907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3cm" svg:height="0.193cm" draw:transform="skewX (-1.0454522219446) translate (9.294cm 17.907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2cm" svg:height="0.191cm" draw:transform="skewX (-1.04876834752339) translate (9.245cm 18.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4cm" svg:height="0.191cm" draw:transform="skewX (-1.04876834752339) translate (9.627cm 18.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3cm" svg:height="0.191cm" draw:transform="skewX (-1.04475409024381) translate (7.279cm 18.29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2cm" svg:height="0.191cm" draw:transform="skewX (-1.0461503536454) translate (7.662cm 18.29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4cm" svg:height="0.191cm" draw:transform="skewX (-1.04876834752339) translate (7.608cm 18.482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2cm" svg:height="0.191cm" draw:transform="skewX (-1.0473720841218) translate (7.992cm 18.482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2cm" svg:height="0.191cm" draw:transform="skewX (-1.0461503536454) translate (8.046cm 18.29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4cm" svg:height="0.191cm" draw:transform="skewX (-1.04475409024381) translate (8.428cm 18.29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1cm" svg:height="0.191cm" draw:transform="skewX (-1.0473720841218) translate (8.376cm 18.482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4cm" svg:height="0.191cm" draw:transform="skewX (-1.04876834752339) translate (8.757cm 18.482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3cm" svg:height="0.193cm" draw:transform="skewX (-1.0454522219446) translate (7.94cm 18.673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2cm" svg:height="0.193cm" draw:transform="skewX (-1.0468484853462) translate (8.323cm 18.673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4cm" svg:height="0.19cm" draw:transform="skewX (-1.05103727555099) translate (8.273cm 18.86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1cm" svg:height="0.19cm" draw:transform="skewX (-1.04964101214939) translate (8.657cm 18.86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2cm" svg:height="0.193cm" draw:transform="skewX (-1.0468484853462) translate (8.707cm 18.673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3cm" svg:height="0.193cm" draw:transform="skewX (-1.0454522219446) translate (9.089cm 18.673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1cm" svg:height="0.19cm" draw:transform="skewX (-1.04964101214939) translate (9.041cm 18.86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4cm" svg:height="0.19cm" draw:transform="skewX (-1.05103727555099) translate (9.422cm 18.86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4cm" svg:height="0.191cm" draw:transform="skewX (-1.0461503536454) translate (8.809cm 18.29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2cm" svg:height="0.191cm" draw:transform="skewX (-1.0461503536454) translate (9.193cm 18.29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4cm" svg:height="0.191cm" draw:transform="skewX (-1.0473720841218) translate (9.139cm 18.482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1cm" svg:height="0.191cm" draw:transform="skewX (-1.0473720841218) translate (9.523cm 18.482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2cm" svg:height="0.191cm" draw:transform="skewX (-1.04475409024381) translate (9.577cm 18.29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3cm" svg:height="0.191cm" draw:transform="skewX (-1.04475409024381) translate (9.959cm 18.29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2cm" svg:height="0.191cm" draw:transform="skewX (-1.04876834752339) translate (9.906cm 18.482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4cm" svg:height="0.191cm" draw:transform="skewX (-1.0473720841218) translate (10.288cm 18.482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4cm" svg:height="0.193cm" draw:transform="skewX (-1.0468484853462) translate (9.47cm 18.673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2cm" svg:height="0.193cm" draw:transform="skewX (-1.0468484853462) translate (9.854cm 18.673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4cm" svg:height="0.19cm" draw:transform="skewX (-1.04964101214939) translate (9.804cm 18.86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1cm" svg:height="0.19cm" draw:transform="skewX (-1.04964101214939) translate (10.188cm 18.86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1cm" svg:height="0.193cm" draw:transform="skewX (-1.0454522219446) translate (10.238cm 18.673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4cm" svg:height="0.193cm" draw:transform="skewX (-1.0468484853462) translate (10.619cm 18.673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2cm" svg:height="0.19cm" draw:transform="skewX (-1.05103727555099) translate (10.571cm 18.86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4cm" svg:height="0.19cm" draw:transform="skewX (-1.04964101214939) translate (10.953cm 18.866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3" draw:layer="layout" svg:x1="7.096cm" svg:y1="7.79cm" svg:x2="8.874cm" svg:y2="8.747cm">
          <text:p/>
        </draw:line>
        <draw:g>
          <draw:custom-shape draw:style-name="gr4" draw:text-style-name="P4" draw:layer="layout" svg:width="0.085cm" svg:height="0.254cm" svg:x="5.445cm" svg:y="7.6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084cm" svg:height="0.254cm" svg:x="5.53cm" svg:y="7.6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085cm" svg:height="0.254cm" svg:x="5.614cm" svg:y="7.6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254cm" svg:height="0.254cm" svg:x="5.445cm" svg:y="7.604cm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8" draw:layer="layout" svg:width="0.254cm" svg:height="0.508cm" svg:x="6.881cm" svg:y="9.861cm">
          <text:p text:style-name="P7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0.254cm" svg:height="0.508cm" svg:x="6.581cm" svg:y="9.861cm">
          <text:p text:style-name="P7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0.254cm" svg:height="0.508cm" svg:x="6.281cm" svg:y="9.861cm">
          <text:p text:style-name="P7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0.254cm" svg:height="0.508cm" svg:x="5.981cm" svg:y="9.861cm">
          <text:p text:style-name="P7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0.254cm" svg:height="0.508cm" svg:x="5.681cm" svg:y="9.861cm">
          <text:p text:style-name="P7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0.254cm" svg:height="0.508cm" svg:x="5.381cm" svg:y="9.861cm">
          <text:p text:style-name="P7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0.254cm" svg:height="0.508cm" svg:x="5.081cm" svg:y="9.861cm">
          <text:p text:style-name="P7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0.254cm" svg:height="0.508cm" svg:x="4.781cm" svg:y="9.861cm">
          <text:p text:style-name="P7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0.254cm" svg:height="0.508cm" svg:x="9.282cm" svg:y="9.862cm">
          <text:p text:style-name="P7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0.254cm" svg:height="0.508cm" svg:x="8.982cm" svg:y="9.862cm">
          <text:p text:style-name="P7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0.254cm" svg:height="0.508cm" svg:x="8.682cm" svg:y="9.862cm">
          <text:p text:style-name="P7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0.254cm" svg:height="0.508cm" svg:x="8.382cm" svg:y="9.862cm">
          <text:p text:style-name="P7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0.254cm" svg:height="0.508cm" svg:x="8.082cm" svg:y="9.862cm">
          <text:p text:style-name="P7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0.254cm" svg:height="0.508cm" svg:x="7.782cm" svg:y="9.862cm">
          <text:p text:style-name="P7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0.254cm" svg:height="0.508cm" svg:x="7.482cm" svg:y="9.862cm">
          <text:p text:style-name="P7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0.254cm" svg:height="0.508cm" svg:x="7.182cm" svg:y="9.862cm">
          <text:p text:style-name="P7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0.254cm" svg:height="0.508cm" svg:x="11.682cm" svg:y="9.862cm">
          <text:p text:style-name="P7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0.254cm" svg:height="0.508cm" svg:x="11.382cm" svg:y="9.862cm">
          <text:p text:style-name="P7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0.254cm" svg:height="0.508cm" svg:x="11.082cm" svg:y="9.862cm">
          <text:p text:style-name="P7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0.254cm" svg:height="0.508cm" svg:x="10.782cm" svg:y="9.862cm">
          <text:p text:style-name="P7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0.254cm" svg:height="0.508cm" svg:x="10.482cm" svg:y="9.862cm">
          <text:p text:style-name="P7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0.254cm" svg:height="0.508cm" svg:x="10.182cm" svg:y="9.862cm">
          <text:p text:style-name="P7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0.254cm" svg:height="0.508cm" svg:x="9.882cm" svg:y="9.862cm">
          <text:p text:style-name="P7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0.254cm" svg:height="0.508cm" svg:x="9.582cm" svg:y="9.862cm">
          <text:p text:style-name="P7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2.794cm" svg:height="0.89cm" svg:x="7.007cm" svg:y="11.506cm">
          <draw:text-box>
            <text:p text:style-name="P9"><text:span text:style-name="T2">#</text:span><text:span text:style-name="T3">8414D1</text:span></text:p>
          </draw:text-box>
        </draw:frame>
        <draw:frame draw:style-name="gr12" draw:text-style-name="P10" draw:layer="layout" svg:width="4.407cm" svg:height="0.89cm" svg:x="6.207cm" svg:y="10.706cm">
          <draw:text-box>
            <text:p text:style-name="P9"><text:span text:style-name="T4">84</text:span><text:span text:style-name="T5"> + </text:span><text:span text:style-name="T6">14</text:span><text:span text:style-name="T5"> + </text:span><text:span text:style-name="T7">D1</text:span></text:p>
          </draw:text-box>
        </draw:frame>
        <draw:line draw:style-name="gr13" draw:text-style-name="P3" draw:layer="layout" svg:x1="4.81cm" svg:y1="10.398cm" svg:x2="6.461cm" svg:y2="10.906cm">
          <text:p/>
        </draw:line>
        <draw:line draw:style-name="gr13" draw:text-style-name="P3" draw:layer="layout" svg:x1="7.096cm" svg:y1="10.398cm" svg:x2="7.096cm" svg:y2="10.906cm">
          <text:p/>
        </draw:line>
        <draw:line draw:style-name="gr14" draw:text-style-name="P3" draw:layer="layout" svg:x1="11.896cm" svg:y1="10.398cm" svg:x2="10.245cm" svg:y2="10.906cm">
          <text:p/>
        </draw:line>
        <draw:line draw:style-name="gr14" draw:text-style-name="P3" draw:layer="layout" svg:x1="9.61cm" svg:y1="10.398cm" svg:x2="9.61cm" svg:y2="10.906cm">
          <text:p/>
        </draw:line>
        <draw:line draw:style-name="gr15" draw:text-style-name="P3" draw:layer="layout" svg:x1="7.196cm" svg:y1="10.398cm" svg:x2="7.985cm" svg:y2="10.906cm">
          <text:p/>
        </draw:line>
        <draw:line draw:style-name="gr15" draw:text-style-name="P3" draw:layer="layout" svg:x1="9.51cm" svg:y1="10.398cm" svg:x2="8.747cm" svg:y2="10.906cm">
          <text:p/>
        </draw:line>
        <draw:line draw:style-name="gr3" draw:text-style-name="P3" draw:layer="layout" svg:x1="6.588cm" svg:y1="11.414cm" svg:x2="7.35cm" svg:y2="11.668cm">
          <text:p/>
        </draw:line>
        <draw:line draw:style-name="gr3" draw:text-style-name="P3" draw:layer="layout" svg:x1="10.204cm" svg:y1="11.414cm" svg:x2="9.509cm" svg:y2="11.668cm">
          <text:p/>
        </draw:line>
        <draw:custom-shape draw:style-name="gr16" draw:text-style-name="P4" draw:layer="layout" svg:width="0.381cm" svg:height="1.143cm" svg:x="7.745cm" svg:y="7.6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381cm" svg:height="1.143cm" svg:x="8.126cm" svg:y="7.60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381cm" svg:height="1.143cm" svg:x="8.507cm" svg:y="7.60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1.143cm" svg:height="1.143cm" svg:x="7.745cm" svg:y="7.604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4" draw:layer="layout" svg:width="0.085cm" svg:height="0.254cm" svg:x="5.745cm" svg:y="7.6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084cm" svg:height="0.254cm" svg:x="5.83cm" svg:y="7.6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085cm" svg:height="0.254cm" svg:x="5.914cm" svg:y="7.6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254cm" svg:height="0.254cm" svg:x="5.745cm" svg:y="7.6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0.085cm" svg:height="0.254cm" svg:x="5.445cm" svg:y="7.9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084cm" svg:height="0.254cm" svg:x="5.53cm" svg:y="7.9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085cm" svg:height="0.254cm" svg:x="5.614cm" svg:y="7.9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254cm" svg:height="0.254cm" svg:x="5.445cm" svg:y="7.9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0.085cm" svg:height="0.254cm" svg:x="5.745cm" svg:y="7.9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084cm" svg:height="0.254cm" svg:x="5.83cm" svg:y="7.9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085cm" svg:height="0.254cm" svg:x="5.914cm" svg:y="7.9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254cm" svg:height="0.254cm" svg:x="5.745cm" svg:y="7.9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0.085cm" svg:height="0.254cm" svg:x="5.445cm" svg:y="8.2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084cm" svg:height="0.254cm" svg:x="5.53cm" svg:y="8.2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085cm" svg:height="0.254cm" svg:x="5.614cm" svg:y="8.2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254cm" svg:height="0.254cm" svg:x="5.445cm" svg:y="8.2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0.085cm" svg:height="0.254cm" svg:x="5.745cm" svg:y="8.2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084cm" svg:height="0.254cm" svg:x="5.83cm" svg:y="8.2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085cm" svg:height="0.254cm" svg:x="5.914cm" svg:y="8.2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254cm" svg:height="0.254cm" svg:x="5.745cm" svg:y="8.2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0.085cm" svg:height="0.254cm" svg:x="6.045cm" svg:y="7.6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084cm" svg:height="0.254cm" svg:x="6.13cm" svg:y="7.6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085cm" svg:height="0.254cm" svg:x="6.214cm" svg:y="7.6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254cm" svg:height="0.254cm" svg:x="6.045cm" svg:y="7.6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0.085cm" svg:height="0.254cm" svg:x="6.345cm" svg:y="7.6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084cm" svg:height="0.254cm" svg:x="6.43cm" svg:y="7.6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085cm" svg:height="0.254cm" svg:x="6.514cm" svg:y="7.6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254cm" svg:height="0.254cm" svg:x="6.345cm" svg:y="7.6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0.085cm" svg:height="0.254cm" svg:x="6.045cm" svg:y="7.9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084cm" svg:height="0.254cm" svg:x="6.13cm" svg:y="7.9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085cm" svg:height="0.254cm" svg:x="6.214cm" svg:y="7.9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254cm" svg:height="0.254cm" svg:x="6.045cm" svg:y="7.9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0.085cm" svg:height="0.254cm" svg:x="6.345cm" svg:y="7.9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084cm" svg:height="0.254cm" svg:x="6.43cm" svg:y="7.9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085cm" svg:height="0.254cm" svg:x="6.514cm" svg:y="7.9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254cm" svg:height="0.254cm" svg:x="6.345cm" svg:y="7.9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0.085cm" svg:height="0.254cm" svg:x="6.045cm" svg:y="8.2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084cm" svg:height="0.254cm" svg:x="6.13cm" svg:y="8.2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085cm" svg:height="0.254cm" svg:x="6.214cm" svg:y="8.2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254cm" svg:height="0.254cm" svg:x="6.045cm" svg:y="8.2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0.085cm" svg:height="0.254cm" svg:x="6.345cm" svg:y="8.2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084cm" svg:height="0.254cm" svg:x="6.43cm" svg:y="8.2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085cm" svg:height="0.254cm" svg:x="6.514cm" svg:y="8.2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254cm" svg:height="0.254cm" svg:x="6.345cm" svg:y="8.2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0.085cm" svg:height="0.254cm" svg:x="6.645cm" svg:y="7.6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084cm" svg:height="0.254cm" svg:x="6.73cm" svg:y="7.6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085cm" svg:height="0.254cm" svg:x="6.814cm" svg:y="7.6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254cm" svg:height="0.254cm" svg:x="6.645cm" svg:y="7.6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0.085cm" svg:height="0.254cm" svg:x="6.945cm" svg:y="7.6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084cm" svg:height="0.254cm" svg:x="7.03cm" svg:y="7.6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085cm" svg:height="0.254cm" svg:x="7.114cm" svg:y="7.6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254cm" svg:height="0.254cm" svg:x="6.945cm" svg:y="7.6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0.085cm" svg:height="0.254cm" svg:x="6.645cm" svg:y="7.9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084cm" svg:height="0.254cm" svg:x="6.73cm" svg:y="7.9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085cm" svg:height="0.254cm" svg:x="6.814cm" svg:y="7.9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254cm" svg:height="0.254cm" svg:x="6.645cm" svg:y="7.9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0.085cm" svg:height="0.254cm" svg:x="6.945cm" svg:y="7.9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084cm" svg:height="0.254cm" svg:x="7.03cm" svg:y="7.9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085cm" svg:height="0.254cm" svg:x="7.114cm" svg:y="7.9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254cm" svg:height="0.254cm" svg:x="6.945cm" svg:y="7.9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0.085cm" svg:height="0.254cm" svg:x="6.645cm" svg:y="8.2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084cm" svg:height="0.254cm" svg:x="6.73cm" svg:y="8.2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085cm" svg:height="0.254cm" svg:x="6.814cm" svg:y="8.2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254cm" svg:height="0.254cm" svg:x="6.645cm" svg:y="8.2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0.085cm" svg:height="0.254cm" svg:x="6.945cm" svg:y="8.2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084cm" svg:height="0.254cm" svg:x="7.03cm" svg:y="8.2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085cm" svg:height="0.254cm" svg:x="7.114cm" svg:y="8.2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254cm" svg:height="0.254cm" svg:x="6.945cm" svg:y="8.2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0.085cm" svg:height="0.254cm" svg:x="5.445cm" svg:y="8.5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084cm" svg:height="0.254cm" svg:x="5.53cm" svg:y="8.5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085cm" svg:height="0.254cm" svg:x="5.614cm" svg:y="8.5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254cm" svg:height="0.254cm" svg:x="5.445cm" svg:y="8.5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0.085cm" svg:height="0.254cm" svg:x="5.745cm" svg:y="8.5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084cm" svg:height="0.254cm" svg:x="5.83cm" svg:y="8.5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085cm" svg:height="0.254cm" svg:x="5.914cm" svg:y="8.5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254cm" svg:height="0.254cm" svg:x="5.745cm" svg:y="8.5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0.085cm" svg:height="0.254cm" svg:x="5.445cm" svg:y="8.8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084cm" svg:height="0.254cm" svg:x="5.53cm" svg:y="8.8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085cm" svg:height="0.254cm" svg:x="5.614cm" svg:y="8.8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254cm" svg:height="0.254cm" svg:x="5.445cm" svg:y="8.8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0.085cm" svg:height="0.254cm" svg:x="5.745cm" svg:y="8.8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084cm" svg:height="0.254cm" svg:x="5.83cm" svg:y="8.8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085cm" svg:height="0.254cm" svg:x="5.914cm" svg:y="8.8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254cm" svg:height="0.254cm" svg:x="5.745cm" svg:y="8.8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0.085cm" svg:height="0.254cm" svg:x="6.045cm" svg:y="8.5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084cm" svg:height="0.254cm" svg:x="6.13cm" svg:y="8.5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085cm" svg:height="0.254cm" svg:x="6.214cm" svg:y="8.5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254cm" svg:height="0.254cm" svg:x="6.045cm" svg:y="8.5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0.085cm" svg:height="0.254cm" svg:x="6.345cm" svg:y="8.5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084cm" svg:height="0.254cm" svg:x="6.43cm" svg:y="8.5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085cm" svg:height="0.254cm" svg:x="6.514cm" svg:y="8.5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254cm" svg:height="0.254cm" svg:x="6.345cm" svg:y="8.5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0.085cm" svg:height="0.254cm" svg:x="6.045cm" svg:y="8.8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084cm" svg:height="0.254cm" svg:x="6.13cm" svg:y="8.8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085cm" svg:height="0.254cm" svg:x="6.214cm" svg:y="8.8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254cm" svg:height="0.254cm" svg:x="6.045cm" svg:y="8.8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0.085cm" svg:height="0.254cm" svg:x="6.345cm" svg:y="8.8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084cm" svg:height="0.254cm" svg:x="6.43cm" svg:y="8.8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085cm" svg:height="0.254cm" svg:x="6.514cm" svg:y="8.8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254cm" svg:height="0.254cm" svg:x="6.345cm" svg:y="8.8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0.085cm" svg:height="0.254cm" svg:x="6.645cm" svg:y="8.5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084cm" svg:height="0.254cm" svg:x="6.73cm" svg:y="8.5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085cm" svg:height="0.254cm" svg:x="6.814cm" svg:y="8.5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254cm" svg:height="0.254cm" svg:x="6.645cm" svg:y="8.5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0.085cm" svg:height="0.254cm" svg:x="6.945cm" svg:y="8.5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084cm" svg:height="0.254cm" svg:x="7.03cm" svg:y="8.5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085cm" svg:height="0.254cm" svg:x="7.114cm" svg:y="8.5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254cm" svg:height="0.254cm" svg:x="6.945cm" svg:y="8.5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0.085cm" svg:height="0.254cm" svg:x="6.645cm" svg:y="8.8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084cm" svg:height="0.254cm" svg:x="6.73cm" svg:y="8.8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085cm" svg:height="0.254cm" svg:x="6.814cm" svg:y="8.8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254cm" svg:height="0.254cm" svg:x="6.645cm" svg:y="8.8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0.085cm" svg:height="0.254cm" svg:x="6.945cm" svg:y="8.8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084cm" svg:height="0.254cm" svg:x="7.03cm" svg:y="8.8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085cm" svg:height="0.254cm" svg:x="7.114cm" svg:y="8.8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254cm" svg:height="0.254cm" svg:x="6.945cm" svg:y="8.804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3" draw:layer="layout" svg:x1="6.969cm" svg:y1="7.604cm" svg:x2="7.731cm" svg:y2="7.604cm">
          <text:p/>
        </draw:line>
        <draw:line draw:style-name="gr3" draw:text-style-name="P3" draw:layer="layout" svg:x1="6.969cm" svg:y1="7.858cm" svg:x2="7.731cm" svg:y2="8.747cm">
          <text:p/>
        </draw:line>
        <draw:frame draw:style-name="gr21" draw:text-style-name="P11" draw:layer="layout" svg:width="3.448cm" svg:height="0.725cm" svg:x="9.336cm" svg:y="7.604cm">
          <draw:text-box>
            <text:p><text:span text:style-name="T8">A single pixel…</text:span></text:p>
          </draw:text-box>
        </draw:frame>
        <draw:frame draw:style-name="gr21" draw:text-style-name="P11" draw:layer="layout" svg:width="7.36cm" svg:height="0.725cm" svg:x="4.736cm" svg:y="9.105cm">
          <draw:text-box>
            <text:p><text:span text:style-name="T8">is represented by a 24-bit number…</text:span></text:p>
          </draw:text-box>
        </draw:frame>
        <draw:frame draw:style-name="gr21" draw:text-style-name="P11" draw:layer="layout" svg:width="5.239cm" svg:height="1.199cm" svg:x="5.736cm" svg:y="12.305cm">
          <draw:text-box>
            <text:p><text:span text:style-name="T8">w</text:span><text:span text:style-name="T8">h</text:span><text:span text:style-name="T8">i</text:span><text:span text:style-name="T8">c</text:span><text:span text:style-name="T8">h </text:span><text:span text:style-name="T8">r</text:span><text:span text:style-name="T8">e</text:span><text:span text:style-name="T8">s</text:span><text:span text:style-name="T8">o</text:span><text:span text:style-name="T8">l</text:span><text:span text:style-name="T8">v</text:span><text:span text:style-name="T8">e</text:span><text:span text:style-name="T8">s </text:span><text:span text:style-name="T8">t</text:span><text:span text:style-name="T8">o </text:span><text:span text:style-name="T8">a </text:span><text:span text:style-name="T8">c</text:span><text:span text:style-name="T8">o</text:span><text:span text:style-name="T8">l</text:span><text:span text:style-name="T8">o</text:span><text:span text:style-name="T8">r</text:span></text:p>
            <text:p><text:span text:style-name="T8">(</text:span><text:span text:style-name="T8">w</text:span><text:span text:style-name="T8">r</text:span><text:span text:style-name="T8">i</text:span><text:span text:style-name="T8">t</text:span><text:span text:style-name="T8">t</text:span><text:span text:style-name="T8">e</text:span><text:span text:style-name="T8">n </text:span><text:span text:style-name="T8">i</text:span><text:span text:style-name="T8">n </text:span><text:span text:style-name="T8">h</text:span><text:span text:style-name="T8">e</text:span><text:span text:style-name="T8">x</text:span><text:span text:style-name="T8">a</text:span><text:span text:style-name="T8">d</text:span><text:span text:style-name="T8">e</text:span><text:span text:style-name="T8">c</text:span><text:span text:style-name="T8">i</text:span><text:span text:style-name="T8">m</text:span><text:span text:style-name="T8">a</text:span><text:span text:style-name="T8">l)</text:span><text:span text:style-name="T8">.</text:span></text:p>
          </draw:text-box>
        </draw:frame>
        <draw:g>
          <draw:custom-shape draw:style-name="gr22" draw:text-style-name="P12" draw:layer="layout" svg:width="0.384cm" svg:height="0.19cm" draw:transform="skewX (-1.04964101214939) translate (5.953cm 17.126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1cm" svg:height="0.19cm" draw:transform="skewX (-1.04964101214939) translate (6.337cm 17.126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4cm" svg:height="0.191cm" draw:transform="skewX (-1.0461503536454) translate (6.284cm 17.316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2cm" svg:height="0.191cm" draw:transform="skewX (-1.0461503536454) translate (6.668cm 17.316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2cm" svg:height="0.19cm" draw:transform="skewX (-1.05103727555099) translate (6.72cm 17.126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4cm" svg:height="0.19cm" draw:transform="skewX (-1.04964101214939) translate (7.102cm 17.126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1cm" svg:height="0.191cm" draw:transform="skewX (-1.04475409024381) translate (7.052cm 17.316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4cm" svg:height="0.191cm" draw:transform="skewX (-1.0461503536454) translate (7.433cm 17.316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4cm" svg:height="0.193cm" draw:transform="skewX (-1.0454522219446) translate (6.614cm 17.507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1cm" svg:height="0.193cm" draw:transform="skewX (-1.0454522219446) translate (6.998cm 17.507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4cm" svg:height="0.191cm" draw:transform="skewX (-1.04876834752339) translate (6.947cm 17.7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2cm" svg:height="0.191cm" draw:transform="skewX (-1.0473720841218) translate (7.331cm 17.7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2cm" svg:height="0.193cm" draw:transform="skewX (-1.0468484853462) translate (7.381cm 17.507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4cm" svg:height="0.193cm" draw:transform="skewX (-1.0454522219446) translate (7.763cm 17.507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1cm" svg:height="0.191cm" draw:transform="skewX (-1.0473720841218) translate (7.715cm 17.7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4cm" svg:height="0.191cm" draw:transform="skewX (-1.04876834752339) translate (8.096cm 17.7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3cm" svg:height="0.19cm" draw:transform="skewX (-1.04964101214939) translate (7.484cm 17.126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2cm" svg:height="0.19cm" draw:transform="skewX (-1.05103727555099) translate (7.867cm 17.126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4cm" svg:height="0.191cm" draw:transform="skewX (-1.0461503536454) translate (7.815cm 17.316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1cm" svg:height="0.191cm" draw:transform="skewX (-1.04475409024381) translate (8.199cm 17.316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2cm" svg:height="0.19cm" draw:transform="skewX (-1.05103727555099) translate (8.251cm 17.126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3cm" svg:height="0.19cm" draw:transform="skewX (-1.04964101214939) translate (8.633cm 17.126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1cm" svg:height="0.191cm" draw:transform="skewX (-1.04475409024381) translate (8.583cm 17.316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4cm" svg:height="0.191cm" draw:transform="skewX (-1.0461503536454) translate (8.964cm 17.316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3cm" svg:height="0.193cm" draw:transform="skewX (-1.0454522219446) translate (8.145cm 17.507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2cm" svg:height="0.193cm" draw:transform="skewX (-1.0468484853462) translate (8.528cm 17.507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4cm" svg:height="0.191cm" draw:transform="skewX (-1.0473720841218) translate (8.478cm 17.7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1cm" svg:height="0.191cm" draw:transform="skewX (-1.0473720841218) translate (8.862cm 17.7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2cm" svg:height="0.193cm" draw:transform="skewX (-1.0454522219446) translate (8.912cm 17.507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3cm" svg:height="0.193cm" draw:transform="skewX (-1.0454522219446) translate (9.294cm 17.507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2cm" svg:height="0.191cm" draw:transform="skewX (-1.04876834752339) translate (9.245cm 17.7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4cm" svg:height="0.191cm" draw:transform="skewX (-1.04876834752339) translate (9.627cm 17.7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3cm" svg:height="0.191cm" draw:transform="skewX (-1.04475409024381) translate (7.279cm 17.891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2cm" svg:height="0.191cm" draw:transform="skewX (-1.0461503536454) translate (7.662cm 17.891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4cm" svg:height="0.191cm" draw:transform="skewX (-1.04876834752339) translate (7.608cm 18.082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2cm" svg:height="0.191cm" draw:transform="skewX (-1.0473720841218) translate (7.992cm 18.082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2cm" svg:height="0.191cm" draw:transform="skewX (-1.0461503536454) translate (8.046cm 17.891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4cm" svg:height="0.191cm" draw:transform="skewX (-1.04475409024381) translate (8.428cm 17.891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1cm" svg:height="0.191cm" draw:transform="skewX (-1.0473720841218) translate (8.376cm 18.082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4cm" svg:height="0.191cm" draw:transform="skewX (-1.04876834752339) translate (8.757cm 18.082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3cm" svg:height="0.193cm" draw:transform="skewX (-1.0454522219446) translate (7.94cm 18.273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2cm" svg:height="0.193cm" draw:transform="skewX (-1.0468484853462) translate (8.323cm 18.273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4cm" svg:height="0.19cm" draw:transform="skewX (-1.05103727555099) translate (8.273cm 18.466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1cm" svg:height="0.19cm" draw:transform="skewX (-1.04964101214939) translate (8.657cm 18.466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2cm" svg:height="0.193cm" draw:transform="skewX (-1.0468484853462) translate (8.707cm 18.273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3cm" svg:height="0.193cm" draw:transform="skewX (-1.0454522219446) translate (9.089cm 18.273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1cm" svg:height="0.19cm" draw:transform="skewX (-1.04964101214939) translate (9.041cm 18.466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4cm" svg:height="0.19cm" draw:transform="skewX (-1.05103727555099) translate (9.422cm 18.466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4cm" svg:height="0.191cm" draw:transform="skewX (-1.0461503536454) translate (8.809cm 17.891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2cm" svg:height="0.191cm" draw:transform="skewX (-1.0461503536454) translate (9.193cm 17.891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4cm" svg:height="0.191cm" draw:transform="skewX (-1.0473720841218) translate (9.139cm 18.082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1cm" svg:height="0.191cm" draw:transform="skewX (-1.0473720841218) translate (9.523cm 18.082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2cm" svg:height="0.191cm" draw:transform="skewX (-1.04475409024381) translate (9.577cm 17.891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3cm" svg:height="0.191cm" draw:transform="skewX (-1.04475409024381) translate (9.959cm 17.891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2cm" svg:height="0.191cm" draw:transform="skewX (-1.04876834752339) translate (9.906cm 18.082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4cm" svg:height="0.191cm" draw:transform="skewX (-1.0473720841218) translate (10.288cm 18.082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4cm" svg:height="0.193cm" draw:transform="skewX (-1.0468484853462) translate (9.47cm 18.273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2cm" svg:height="0.193cm" draw:transform="skewX (-1.0468484853462) translate (9.854cm 18.273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4cm" svg:height="0.19cm" draw:transform="skewX (-1.04964101214939) translate (9.804cm 18.466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1cm" svg:height="0.19cm" draw:transform="skewX (-1.04964101214939) translate (10.188cm 18.466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1cm" svg:height="0.193cm" draw:transform="skewX (-1.0454522219446) translate (10.238cm 18.273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4cm" svg:height="0.193cm" draw:transform="skewX (-1.0468484853462) translate (10.619cm 18.273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2cm" svg:height="0.19cm" draw:transform="skewX (-1.05103727555099) translate (10.571cm 18.466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0.384cm" svg:height="0.19cm" draw:transform="skewX (-1.04964101214939) translate (10.953cm 18.466cm)">
            <text:p/>
            <draw:enhanced-geometry svg:viewBox="0 0 21600 21600" draw:type="rectangle" draw:enhanced-path="M 0 0 L 21600 0 21600 21600 0 21600 0 0 Z N"/>
          </draw:custom-shape>
        </draw:g>
        <draw:frame draw:style-name="gr23" draw:text-style-name="P14" draw:layer="layout" svg:width="1.778cm" svg:height="0.963cm" svg:x="7.35cm" svg:y="15.986cm">
          <draw:text-box>
            <text:p text:style-name="P13"><text:span text:style-name="T9">x </text:span><text:span text:style-name="T10">→</text:span></text:p>
          </draw:text-box>
        </draw:frame>
        <draw:frame draw:style-name="gr23" draw:text-style-name="P14" draw:layer="layout" svg:width="1.778cm" svg:height="0.963cm" draw:transform="rotate (-0.587303293296092) translate (10.559cm 16.508cm)">
          <draw:text-box>
            <text:p text:style-name="P13"><text:span text:style-name="T9">y </text:span><text:span text:style-name="T10">→</text:span></text:p>
          </draw:text-box>
        </draw:frame>
        <draw:frame draw:style-name="gr23" draw:text-style-name="P16" draw:layer="layout" svg:width="1.778cm" svg:height="1.675cm" svg:x="11.322cm" svg:y="18.144cm">
          <draw:text-box>
            <text:p text:style-name="P15"><text:span text:style-name="T9">z</text:span></text:p>
            <text:p text:style-name="P15"><text:span text:style-name="T11">↓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adornments="Bold" style:font-pitch="fixed"/>
    <style:font-face style:name="Ubuntu" svg:font-family="Ubuntu" style:font-adornments="Regular" style:font-pitch="variable"/>
    <style:font-face style:name="Ubuntu Mono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5T08:35:42.656788699</meta:creation-date>
    <dc:date>2019-01-25T09:03:03.507394161</dc:date>
    <meta:editing-duration>PT13M47S</meta:editing-duration>
    <meta:editing-cycles>2</meta:editing-cycles>
    <meta:generator>LibreOffice/6.0.5.2$Linux_X86_64 LibreOffice_project/54c8cbb85f300ac59db32fe8a675ff7683cd5a16</meta:generator>
    <meta:document-statistic meta:object-count="392"/>
  </office:meta>
</office:document-meta>
</file>